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358cm" fo:min-width="0cm"/>
    </style:style>
    <style:style style:name="gr2" style:family="graphic" style:parent-style-name="standard">
      <style:graphic-properties draw:stroke="solid" svg:stroke-width="0.2cm" svg:stroke-color="#000000" draw:fill="none" draw:fill-color="#ffffff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713cm" fo:min-width="0.705cm" fo:padding-top="0.225cm" fo:padding-bottom="0.225cm" fo:padding-left="0.35cm" fo:padding-right="0.35cm"/>
    </style:style>
    <style:style style:name="gr4" style:family="graphic" style:parent-style-name="standard">
      <style:graphic-properties draw:stroke="solid" svg:stroke-width="0.2cm" svg:stroke-color="#6666ff" draw:fill="none" draw:fill-color="#ffffff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713cm" fo:min-width="4.18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2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0.844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713cm" fo:min-width="2.33cm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text-shadow="1pt 1pt"/>
    </style:style>
    <style:style style:name="T2" style:family="text">
      <style:text-properties fo:font-size="24pt" fo:text-shadow="1pt 1pt" style:font-size-asian="24pt" style:font-size-complex="24pt"/>
    </style:style>
    <style:style style:name="T3" style:family="text">
      <style:text-properties fo:color="#333333" fo:font-family="'Blackadder ITC'" style:font-family-generic="decorative" style:font-pitch="variable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660066" fo:font-family="'Bradley Hand ITC'" style:font-family-generic="script" style:font-pitch="variable" fo:font-size="24pt" fo:text-shadow="1pt 1pt" fo:font-weight="bold" style:font-size-asian="24pt" style:font-weight-asian="bold" style:font-size-complex="24pt" style:font-weight-complex="bold"/>
    </style:style>
    <style:style style:name="T5" style:family="text">
      <style:text-properties fo:color="#663399" fo:font-family="'Bradley Hand ITC'" style:font-family-generic="script" style:font-pitch="variable" fo:font-size="24pt" fo:text-shadow="1pt 1pt" fo:font-weight="bold" style:font-size-asian="24pt" style:font-weight-asian="bold" style:font-size-complex="24pt" style:font-weight-complex="bold"/>
    </style:style>
    <style:style style:name="T6" style:family="text">
      <style:text-properties fo:color="#3333ff" fo:font-family="'Blackadder ITC'" style:font-family-generic="decorative" style:font-pitch="variable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333333" fo:font-family="'Bradley Hand ITC'" style:font-family-generic="script" style:font-pitch="variable"/>
    </style:style>
    <style:style style:name="T8" style:family="text">
      <style:text-properties fo:color="#333333" fo:font-family="Arial" style:font-family-generic="swiss" style:font-pitch="variable" fo:font-weight="bold" style:font-weight-asian="bold" style:font-weight-complex="bold"/>
    </style:style>
    <style:style style:name="T9" style:family="text">
      <style:text-properties fo:color="#333333" fo:font-family="'Bradley Hand ITC'" style:font-family-generic="script" style:font-pitch="variable" fo:font-weight="bold" style:font-weight-asian="bold" style:font-weight-complex="bold"/>
    </style:style>
    <style:style style:name="T10" style:family="text">
      <style:text-properties fo:color="#333333" fo:font-family="Arial" style:font-family-generic="swiss" style:font-pitch="variable"/>
    </style:style>
    <style:style style:name="T11" style:family="text">
      <style:text-properties fo:color="#000000" fo:font-family="Arial" style:font-family-generic="swiss" style:font-pitch="variable" fo:font-weight="normal" style:font-weight-asian="normal" style:font-weight-complex="normal"/>
    </style:style>
    <style:style style:name="T12" style:family="text">
      <style:text-properties fo:color="#663399" fo:font-family="Arial" style:font-family-generic="swiss" style:font-pitch="variable" fo:font-weight="normal" style:font-weight-asian="normal" style:font-weight-complex="normal"/>
    </style:style>
    <style:style style:name="T13" style:family="text">
      <style:text-properties fo:color="#333333" fo:font-family="'Bradley Hand ITC'" style:font-family-generic="script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cm" svg:height="18.608cm" svg:x="1cm" svg:y="2.6cm">
          <draw:text-box>
            <text:p text:style-name="P1"><text:span text:style-name="T1"><text:s text:c="5"/></text:span><text:span text:style-name="T2"><text:s/></text:span><text:span text:style-name="T3">„</text:span><text:span text:style-name="T4">Meine Wel</text:span><text:span text:style-name="T5">t in Aquarell</text:span><text:span text:style-name="T6">“</text:span></text:p>
            <text:p text:style-name="P2">wird genau zentriert in der Schriftart </text:p>
            <text:p text:style-name="P2">„Bradley Hand ITC“ stehen, wird fett sein und in h1 sowie im rot-violett Schriftverlauf und eventuell mit Schatten;</text:p>
            <text:p text:style-name="P2">Abstande nach oben 50-100px; </text:p>
            <text:p text:style-name="P2">Abstand nach unten 50-100px; Hintergrund bleibt weiß;</text:p>
            <text:p text:style-name="P2"><text:s/></text:p>
            <text:p text:style-name="P2">Hintergrund</text:p>
            <text:p text:style-name="P1"><text:s text:c="8"/>„Eine Sonnenaufgangs- oder -untergangslandschaft“</text:p>
            <text:p text:style-name="P1">zw.400-600px </text:p>
            <text:p text:style-name="P1">Format: Hochformat DIN A4(ein eigenes Bild)</text:p>
            <text:p text:style-name="P1"/>
            <text:p text:style-name="P1">Unter dem Bild:</text:p>
            <text:p text:style-name="P1"><text:span text:style-name="T7">Herzlich <text:s/>Willkommen auf meiner Website „Meine Welt in Aquarell“.</text:span></text:p>
            <text:p text:style-name="P1"><text:span text:style-name="T7">Lassen Sie sich in meine Welt eintauchen und die Schönheit der Bilder einfangen und bewundern.</text:span></text:p>
            <text:p text:style-name="P1"><text:span text:style-name="T7"/></text:p>
            <text:p text:style-name="P1"><text:span text:style-name="T7"/></text:p>
            <text:p text:style-name="P1"><text:span text:style-name="T8">h2 </text:span><text:span text:style-name="T9">Nicht das richtige dabei?</text:span><text:span text:style-name="T7"> </text:span></text:p>
            <text:p text:style-name="P1"><text:span text:style-name="T7">So melden Sie sich bei mir per Email und teilen Sie mir Ihr Wunsch.</text:span></text:p>
            <text:p text:style-name="P1"><text:span text:style-name="T7"/></text:p>
            <text:p text:style-name="P1"><text:span text:style-name="T7"/></text:p>
            <text:p text:style-name="P1"><text:span text:style-name="T10">Kontaktbutton; zentriert; ca.50px * 300px (Formular)</text:span><text:span text:style-name="T7"> </text:span></text:p>
            <text:p text:style-name="P1"><text:span text:style-name="T11"><text:s/></text:span><text:span text:style-name="T12"><text:s/></text:span></text:p>
          </draw:text-box>
        </draw:frame>
      </draw:page>
      <draw:page draw:name="page2" draw:style-name="dp1" draw:master-page-name="Standard">
        <draw:rect draw:style-name="gr2" draw:text-style-name="P1" draw:layer="layout" svg:width="19cm" svg:height="27.3cm" svg:x="1cm" svg:y="1.4cm">
          <text:p/>
        </draw:rect>
        <draw:rect draw:style-name="gr2" draw:text-style-name="P1" draw:layer="layout" svg:width="0.1cm" svg:height="0.7cm" svg:x="10.5cm" svg:y="1cm">
          <text:p/>
        </draw:rect>
        <draw:rect draw:style-name="gr2" draw:text-style-name="P1" draw:layer="layout" svg:width="15.6cm" svg:height="1.7cm" svg:x="2.8cm" svg:y="2cm">
          <text:p/>
        </draw:rect>
        <draw:frame draw:style-name="gr3" draw:layer="layout" svg:width="1.405cm" svg:height="1.163cm" svg:x="10.1cm" svg:y="2.237cm">
          <draw:text-box>
            <text:p>h1</text:p>
          </draw:text-box>
        </draw:frame>
        <draw:rect draw:style-name="gr4" draw:text-style-name="P1" draw:layer="layout" svg:width="17.2cm" svg:height="13.5cm" svg:x="1.9cm" svg:y="4.1cm">
          <text:p/>
        </draw:rect>
        <draw:frame draw:style-name="gr5" draw:layer="layout" svg:width="4.885cm" svg:height="1.163cm" svg:x="9.4cm" svg:y="10.4cm">
          <draw:text-box>
            <text:p>hintergurndbild</text:p>
          </draw:text-box>
        </draw:frame>
        <draw:frame draw:style-name="gr6" draw:text-style-name="P3" draw:layer="layout" svg:width="19.079cm" svg:height="2.7cm" svg:x="0.7cm" svg:y="17.9cm">
          <draw:text-box>
            <text:p text:style-name="P1"><text:span text:style-name="T13">Herzlich <text:s/>Willkommen auf meiner Website „Meine Welt in Aquarell“.</text:span></text:p>
            <text:p text:style-name="P1"><text:span text:style-name="T13">Lassen Sie sich in meine Welt eintauchen und die Schönheit der Bilder einfangen und bewundern.</text:span></text:p>
          </draw:text-box>
        </draw:frame>
        <draw:rect draw:style-name="gr2" draw:text-style-name="P1" draw:layer="layout" svg:width="11.9cm" svg:height="1.4cm" svg:x="4.8cm" svg:y="21.1cm">
          <text:p/>
        </draw:rect>
        <draw:frame draw:style-name="gr7" draw:text-style-name="P1" draw:layer="layout" svg:width="8.441cm" svg:height="1.294cm" svg:x="6.159cm" svg:y="21.206cm">
          <draw:text-box>
            <text:p text:style-name="P1"><text:span text:style-name="T8">h2 </text:span><text:span text:style-name="T9">Nicht das richtige dabei?</text:span><text:span text:style-name="T7"> </text:span></text:p>
          </draw:text-box>
        </draw:frame>
        <draw:rect draw:style-name="gr2" draw:text-style-name="P1" draw:layer="layout" svg:width="19cm" svg:height="1.8cm" svg:x="1cm" svg:y="23cm">
          <text:p/>
        </draw:rect>
        <draw:frame draw:style-name="gr8" draw:text-style-name="P1" draw:layer="layout" svg:width="19cm" svg:height="1.5cm" svg:x="1cm" svg:y="23.1cm">
          <draw:text-box>
            <text:p text:style-name="P1"><text:span text:style-name="T7">So melden Sie sich bei mir per Email und teilen Sie mir Ihr Wunsch.</text:span></text:p>
          </draw:text-box>
        </draw:frame>
        <draw:rect draw:style-name="gr4" draw:text-style-name="P1" draw:layer="layout" svg:width="6.5cm" svg:height="1.7cm" svg:x="8.4cm" svg:y="25.6cm">
          <text:p/>
        </draw:rect>
        <draw:frame draw:style-name="gr9" draw:layer="layout" svg:width="3.03cm" svg:height="1.163cm" svg:x="10.1cm" svg:y="25.8cm">
          <draw:text-box>
            <text:p>Kontakt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mine Leanza</meta:initial-creator>
    <meta:creation-date>2025-08-23T16:08:57.96</meta:creation-date>
    <dc:date>2025-09-07T23:56:27.77</dc:date>
    <dc:creator>Emine Leanza</dc:creator>
    <meta:editing-duration>PT4H22M27S</meta:editing-duration>
    <meta:editing-cycles>4</meta:editing-cycles>
    <meta:generator>OpenOffice/4.1.15$Win32 OpenOffice.org_project/4115m2$Build-9813</meta:generator>
    <meta:document-statistic meta:object-count="14"/>
  </office:meta>
</office:document-meta>
</file>